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language="de" fo:country="DE" style:language-asian="zxx" style:country-asian="none" style:language-complex="zxx" style:country-complex="none"/>
    </style:style>
    <style:style style:name="P3" style:family="paragraph" style:parent-style-name="Standard">
      <style:text-properties fo:font-size="14pt" style:font-size-asian="14pt" style:font-size-complex="14pt"/>
    </style:style>
    <style:style style:name="P4" style:family="paragraph" style:parent-style-name="Standard">
      <style:text-properties fo:language="de" fo:country="DE" style:language-asian="zxx" style:country-asian="none" style:language-complex="zxx" style:country-complex="none"/>
    </style:style>
    <style:style style:name="T1" style:family="text">
      <style:text-properties fo:language="de" fo:country="DE" style:language-asian="zxx" style:country-asian="none" style:language-complex="zxx" style:country-complex="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1 Spiel starten</text:p>
      <text:p text:style-name="Standard">Akteure: alle Spieler</text:p>
      <text:p text:style-name="Standard">Priorität: hoch</text:p>
      <text:p text:style-name="Standard">Referenzen: F1, F3-F6, F9, F10, E1-E13</text:p>
      <text:p text:style-name="Standard">Sichtbarkeit: Sichtbar</text:p>
      <text:p text:style-name="Standard">Beschreibung:</text:p>
      <text:p text:style-name="Standard">Wenn das Spiel gestartet wird, wird die Anzahl und Farbe der Spieler erfragt. Anschliessend müssen deren Namen angegeben werden. Schliesslich weden die Kategorien der Frage-Karten von den Spielern ausgewählt. Dannach wird das Spielfeld Initialisiert. Dannach wird der Startspieler ausgefürfelt. [Schleife anfang] Wenn die höchste der gewürfelten Zahlen mehr als einmal gewürfelt wurde, müssen diese Spieler erneut würfeln [Schleife Ende]. </text:p>
      <text:p text:style-name="Standard"/>
      <text:p text:style-name="P1">U2 Spiel initialisieren</text:p>
      <text:p text:style-name="Standard">Akteure: none</text:p>
      <text:p text:style-name="Standard">Priorität: hoch</text:p>
      <text:p text:style-name="Standard">Referenzen: F2, F7, F8, E1-E13</text:p>
      <text:p text:style-name="Standard">Sichtbarkeit: Unsichtbar</text:p>
      <text:p text:style-name="Standard">Beschreibung:</text:p>
      <text:p text:style-name="Standard">Das Spielfeld wird Aufgebaut. Die Wissensstandsanzeiger werden auf den niedrigsten Wert gesetzt. Für jeden Spieler werden die Wissensstreiter auf die Heimatfelder gesetzt. Die Frage-Karten werden gemischt und auf das Spielfeld gesetzt.</text:p>
      <text:p text:style-name="Standard"/>
      <text:p text:style-name="P1">U3 Spielzug</text:p>
      <text:p text:style-name="Standard">Akteure: aktueller Spieler</text:p>
      <text:p text:style-name="Standard">Priorität: hoch</text:p>
      <text:p text:style-name="Standard">Referenzen: F9-F14, E1-E14</text:p>
      <text:p text:style-name="Standard">Sichtbarkeit: Sichtbar</text:p>
      <text:p text:style-name="Standard">Beschreibung: </text:p>
      <text:p text:style-name="Standard">Der aktuelle Spieler würfelt. Würfeld der Spieler eine Sechs muss er einen Feldherren ins Schlachtfeld führen. Ansonsten muss er eine Figur von ihm, die bereits im Spielfeld ist, weiterführen. Hat er keine Figur auf dem Spielplan, darf er noch 2 mal versuchen, eine Sechs zu würfeln. Dann ist der nächste Spieler an der reihe. Bewegt er eine Figur auf ein Feld, dass bereits durch eine Spielfigur eines Gegners belegt ist, darf er diesem eine Frage aus einer beliebigen Kategorie stellen.</text:p>
      <text:p text:style-name="Standard"/>
      <text:p text:style-name="P1">U4 Fragerunde</text:p>
      <text:p text:style-name="Standard">Akteure: Aktueller Spieler, Besitzer des anderen Wissensstreiters</text:p>
      <text:p text:style-name="Standard">Priorität: </text:p>
      <text:p text:style-name="Standard">Referenzen: F15-F19, E15, E16</text:p>
      <text:p text:style-name="Standard">Sichtbarkeit: Sichtbar</text:p>
      <text:p text:style-name="Standard">Vorbedingung: Aktueller Spieler zieht einen seiner Wissensstreiter auf ein Feld auf welchem ein Wissenstreiter eines anderen Spielers steht.</text:p>
      <text:p text:style-name="Standard">Beschreibung:</text:p>
      <text:p text:style-name="Standard">Der Aktuelle Spieler Zieht eine Frage-Karte vom Stapel ziehen und diese Frage dem anderen Spieler stellen. </text:p>
      <text:p text:style-name="Standard">Kann dieser die Frage beantworten, wird sein Wissensstandsanzeiger in der entsprechenden Kategorie erhöht. Ist dieser Anzeiger bereits auf der höchsten Stufe, darf er einen beliebigen anderen erhöhen. Der Wissensstreiter des gefragten Spielers wird auf das Startfeld zurück. Ist das Startfeld durch eine eigene Spielfigur besetzt, muss der Wissensstreiter zurück ins Heimatfeld.</text:p>
      <text:p text:style-name="Standard">Wird die Frage nicht richtig beantwortet, wird der Wissensstandsanzeiger der entasprechenden Kategorie um ein Feld zurückgesetzt und der Wissensstreiter des gefragten Spielers wird zurück ins Heimatfeld gesetzt. Anschliessend stellt der gefragte Spieler dem Aktuellen Spieler eine Frage der <text:soft-page-break/>selben Kategorie. Wird diese Richtig beantwortet, wird der Wissensstandsanzeiger erhöht. Wird sie falsch beantwortet, wird der Wissenstandsanzeiger verringert und der Wissensstreiter zurück ins Heimhatfeld gesetzt.</text:p>
      <text:p text:style-name="Standard">Alle Wissensstandsanzeiger werden Überprüft. Wenn alle Wissenstandsanzeigen eines Spielers die 3te (letzte) Stufe erreicht haben, hat dieser Spieler gewonnen. Die Highscore-Liste wird gegebenenfalls <text:span text:style-name="T1">aktualisiert. Der Gewinner wird bekanntgegeben und die Highscore-Liste gezeigt.</text:span></text:p>
      <text:p text:style-name="P2">Wenn kein Spieler gewonnen hat wird das Spiel fortgesetzt.</text:p>
      <text:p text:style-name="Standard">Offene Fragen: Was passiert, wenn die Figur auf das Startfeld zurückgesetzt wird und sich dort eine Figur eines anderen Spielers befindet?</text:p>
      <text:p text:style-name="Standard">Was passiert, wenn der Wissensstandsanzeiger in einer Kategorie verringert werden muss, aber schon ganz leer ist?</text:p>
      <text:p text:style-name="P2"><text:span text:style-name="T1"/></text:p>
      <text:p text:style-name="P2">U5 Spiel Beenden</text:p>
      <text:p text:style-name="P2">Akteure: User</text:p>
      <text:p text:style-name="P2">Priorität: hoch</text:p>
      <text:p text:style-name="Standard">Referenzen: F20, F21, E1, E6, E17</text:p>
      <text:p text:style-name="Standard">Sichtbarkeit: Sichtbar</text:p>
      <text:p text:style-name="P2">Beschreibung:</text:p>
      <text:p text:style-name="P2">Die Highscore-Liste wird gegebenenfalls Aktualisiert. Anschliessend wird sie Angezeigt und die Spieler gefragt ob sie noch eine Runde Spielen möchten. Möchten sie, dann wird das Spiel erneut gestartet, möchten sie nicht, wird das Spiel beende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H15M9S</meta:editing-duration>
    <meta:editing-cycles>41</meta:editing-cycles>
    <meta:generator>OpenOffice.org/3.3$Win32 OpenOffice.org_project/330m20$Build-9567</meta:generator>
    <dc:date>2011-12-13T13:45:50.02</dc:date>
    <dc:creator>Frederic Behrens</dc:creator>
    <meta:document-statistic meta:table-count="0" meta:image-count="0" meta:object-count="0" meta:page-count="2" meta:paragraph-count="42" meta:word-count="509" meta:character-count="3745"/>
    <meta:user-defined meta:name="Info 1"/>
    <meta:user-defined meta:name="Info 2"/>
    <meta:user-defined meta:name="Info 3"/>
    <meta:user-defined meta:name="Info 4"/>
  </office:meta>
</office:document-meta>
</file>